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fb7f" officeooo:paragraph-rsid="0014fb7f"/>
    </style:style>
    <style:style style:name="P2" style:family="paragraph" style:parent-style-name="Standard">
      <style:text-properties officeooo:rsid="00168155" officeooo:paragraph-rsid="00168155"/>
    </style:style>
    <style:style style:name="P3" style:family="paragraph" style:parent-style-name="Standard">
      <style:text-properties officeooo:paragraph-rsid="0016be46"/>
    </style:style>
    <style:style style:name="T1" style:family="text">
      <style:text-properties officeooo:rsid="00168155"/>
    </style:style>
    <style:style style:name="T2" style:family="text">
      <style:text-properties officeooo:rsid="0016be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Teradata</text:p>
      <text:p text:style-name="P1">Es una Sistema Manejador de Bases de Datos Relacional diseñado para aplicaciones con grandes volúmenes de datos. <text:span text:style-name="T1">Sigue los principios SQL. </text:span></text:p>
      <text:p text:style-name="P3"><text:span text:style-name="T2">El hardaware que soporta <text:s/>Teradata <text:s/>Database Softaware está basado en la tecnología </text:span>Symmetric Multiprocessing (SMP) </text:p>
      <text:p text:style-name="P1">Sus principales componentes son el motor de análisis BYNET y Acces Module Processors (AMP). </text:p>
      <text:p text:style-name="P1"/>
      <text:p text:style-name="P1"><text:span text:style-name="T1">2. </text:span>Para qué sirve</text:p>
      <text:p text:style-name="P1"><text:span text:style-name="T1">3. </text:span>Cómo funciona</text:p>
      <text:p text:style-name="P1"/>
      <text:p text:style-name="P2">Su arquitectura</text:p>
      <text:p text:style-name="P1"><text:span text:style-name="T1">4. </text:span>Quién lo usa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cito </meta:initial-creator>
    <meta:creation-date>2017-06-21T17:41:18.825428718</meta:creation-date>
    <dc:date>2017-06-21T18:21:21.995539195</dc:date>
    <dc:creator>administradorcito </dc:creator>
    <meta:editing-duration>PT8M52S</meta:editing-duration>
    <meta:editing-cycles>1</meta:editing-cycles>
    <meta:document-statistic meta:table-count="0" meta:image-count="0" meta:object-count="0" meta:page-count="1" meta:paragraph-count="8" meta:word-count="65" meta:character-count="422" meta:non-whitespace-character-count="360"/>
    <meta:generator>LibreOffice/5.0.6.2$Linux_X86_64 LibreOffice_project/00$Build-2</meta:generator>
  </office:meta>
</office:document-meta>
</file>